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9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4.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9.7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9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.3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246cm" fo:min-width="10.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9.5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4.6cm" svg:x="1.2cm" svg:y="7.5cm">
          <text:p text:style-name="P1"><text:span text:style-name="T1">Scene 1 : menu</text:span></text:p>
          <text:p text:style-name="P1"><text:span text:style-name="T1"/></text:p>
          <text:p text:style-name="P1"><text:span text:style-name="T1">Affichage du bouton :</text:span></text:p>
          <text:p text:style-name="P1"><text:span text:style-name="T1">« jouer »</text:span></text:p>
          <text:p text:style-name="P1"><text:span text:style-name="T1">« comment jouer »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4.6cm" svg:x="6.8cm" svg:y="7.5cm">
          <text:p text:style-name="P1"><text:span text:style-name="T1">Scene 3 : « Jouer »</text:span></text:p>
          <text:p text:style-name="P1"><text:span text:style-name="T1"/></text:p>
          <text:p text:style-name="P1"><text:span text:style-name="T1">Liste des jeu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3cm" svg:x="12.6cm" svg:y="7cm">
          <text:p text:style-name="P1"><text:span text:style-name="T1">Scene 5 : jeu 3</text:span></text:p>
          <text:p text:style-name="P1"><text:span text:style-name="T1">Fuite avec le magot :</text:span></text:p>
          <text:p text:style-name="P1"><text:span text:style-name="T1">Être poursuivis par une boule, </text:span></text:p>
          <text:p text:style-name="P1"><text:span text:style-name="T1">Atteindre l’arriver sans être ralentis </text:span></text:p>
          <text:p text:style-name="P1"><text:span text:style-name="T1">par les pièges puis écrasé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4.8cm" svg:x="1.2cm" svg:y="14cm">
          <text:p text:style-name="P1"><text:span text:style-name="T1">Scene 2 : instructions</text:span></text:p>
          <text:p text:style-name="P1"><text:span text:style-name="T1"/></text:p>
          <text:p text:style-name="P1"><text:span text:style-name="T1">Affichage des contrô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cm" svg:height="3.1cm" svg:x="12.4cm" svg:y="14.1cm">
          <text:p text:style-name="P1"><text:span text:style-name="T1">Scene 6 : jeu 5</text:span></text:p>
          <text:p text:style-name="P1"><text:span text:style-name="T1"/></text:p>
          <text:p text:style-name="P1"><text:span text:style-name="T1">Combat de pirate</text:span></text:p>
          <text:p text:style-name="P1"><text:span text:style-name="T1">Vaincre le pirate ennem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cm" svg:height="2.9cm" svg:x="12.582cm" svg:y="0.841cm">
          <text:p text:style-name="P1"><text:span text:style-name="T1">Scene 4 : jeu 1</text:span></text:p>
          <text:p text:style-name="P1"><text:span text:style-name="T1">Bois moi si tu peux</text:span></text:p>
          <text:p text:style-name="P1"><text:span text:style-name="T1">Attraper le plus de biere et de rhum possible </text:span></text:p>
          <text:p text:style-name="P1"><text:span text:style-name="T1">en évitant l’eau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2.8cm" svg:x="1.1cm" svg:y="1.4cm">
          <text:p text:style-name="P3">Scen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2cm" svg:height="3.496cm" svg:x="12.4cm" svg:y="10.304cm">
          <text:p text:style-name="P1"><text:span text:style-name="T1">Scene 7 : jeu 4</text:span></text:p>
          <text:p text:style-name="P1"><text:span text:style-name="T1">Navigation</text:span></text:p>
          <text:p text:style-name="P1"><text:span text:style-name="T1">Atteindre la destination a bord du bateau</text:span></text:p>
          <text:p text:style-name="P1"><text:span text:style-name="T1">En evitant de toucher les rochés </text:span></text:p>
          <text:p text:style-name="P1"><text:span text:style-name="T1">( la bateau va auto vers une direction et les</text:span></text:p>
          <text:p text:style-name="P1"><text:span text:style-name="T1">Haut et bas sont pour le déplacement et seules inputs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cm" svg:height="2.8cm" svg:x="12.6cm" svg:y="3.9cm">
          <text:p text:style-name="P1"><text:span text:style-name="T1">Scene 7 : jeu 2</text:span></text:p>
          <text:p text:style-name="P1"><text:span text:style-name="T1">Ramasser l’or dans un coffre</text:span></text:p>
          <text:p text:style-name="P1"><text:span text:style-name="T1">(choper le plus d’or possible en 10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2cm" svg:height="3.1cm" svg:x="12.4cm" svg:y="17.5cm">
          <text:p text:style-name="P1"><text:span text:style-name="T1">Scene 8 : jeu 6</text:span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15:14:12.806000000</meta:creation-date>
    <meta:generator>LibreOffice/6.4.2.2$Windows_X86_64 LibreOffice_project/4e471d8c02c9c90f512f7f9ead8875b57fcb1ec3</meta:generator>
    <dc:date>2020-06-09T16:42:27.709000000</dc:date>
    <meta:editing-duration>PT7H39M26S</meta:editing-duration>
    <meta:editing-cycles>4</meta:editing-cycles>
    <meta:document-statistic meta:object-count="10"/>
  </office:meta>
</office:document-meta>
</file>